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3FBF13DC79717B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78cm, 3.287cm, 6.546cm, 1.2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4cm" svg:height="22cm" svg:x="0.991cm" svg:y="2.391cm">
          <draw:image xlink:href="Pictures/10000000000005E8000007E003FBF13DC79717B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27:18.868764488</dc:date>
    <meta:editing-duration>PT3M3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